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oswald" svg:font-family="oswald, sans-serif"/>
    <style:font-face style:name="roboto slab" svg:font-family="'roboto slab', serif"/>
    <style:font-face style:name="ui-monospace" svg:font-family="ui-monospace, 'Cascadia Mono', 'Segoe UI Mono', 'Liberation Mono', Menlo, Monaco, Consolas, monospace"/>
    <style:font-face style:name="var bs-font-monospace" svg:font-family="'var bs-font-monospace'"/>
    <style:font-face style:name="var ff-mono" svg:font-family="'var ff-mono'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Raleway" fo:font-size="32.4000015258789pt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apple-system" fo:font-size="9pt" fo:letter-spacing="normal" fo:font-style="normal" fo:font-weight="normal"/>
    </style:style>
    <style:style style:name="P10" style:family="paragraph" style:parent-style-name="Heading_20_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18" style:family="paragraph" style:parent-style-name="Standard">
      <style:text-properties officeooo:rsid="001c6123" officeooo:paragraph-rsid="001c6123"/>
    </style:style>
    <style:style style:name="P19" style:family="paragraph" style:parent-style-name="Standard">
      <style:text-properties officeooo:rsid="001e903a" officeooo:paragraph-rsid="001e903a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P23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P24" style:family="paragraph" style:parent-style-name="Text_20_body" style:list-style-name="L8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inherit" fo:font-size="9pt" fo:letter-spacing="normal" fo:font-style="normal" fo:font-weight="normal"/>
    </style:style>
    <style:style style:name="P25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ize="10.8000001907349pt"/>
    </style:style>
    <style:style style:name="T2" style:family="text"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Raleway" fo:font-size="10.8000001907349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Raleway" fo:font-size="10.8000001907349pt" fo:letter-spacing="normal" fo:font-style="italic" fo:font-weight="normal"/>
    </style:style>
    <style:style style:name="T5" style:family="text"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Raleway" fo:font-size="16.7999992370605pt" fo:letter-spacing="normal" fo:font-style="normal" fo:font-weight="normal" officeooo:rsid="00155f63"/>
    </style:style>
    <style:style style:name="T7" style:family="text">
      <style:text-properties fo:font-variant="normal" fo:text-transform="none" fo:color="#000000" loext:opacity="100%" style:font-name="Raleway" fo:font-size="16.7999992370605pt" fo:letter-spacing="normal" fo:font-style="normal" fo:font-weight="normal" officeooo:rsid="0015ee06"/>
    </style:style>
    <style:style style:name="T8" style:family="text">
      <style:text-properties fo:font-variant="normal" fo:text-transform="none" fo:color="#000000" loext:opacity="100%" style:font-name="ui-monospace" fo:font-size="10.1999998092651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var bs-font-monospace" fo:font-size="29.3999996185303pt" fo:letter-spacing="0.021cm" fo:font-style="normal" fo:font-weight="normal"/>
    </style:style>
    <style:style style:name="T10" style:family="text">
      <style:text-properties fo:font-variant="normal" fo:text-transform="none" fo:color="#000000" loext:opacity="100%" style:font-name="var bs-font-monospace" fo:font-size="12pt" fo:letter-spacing="normal" fo:font-style="normal" fo:font-weight="normal" fo:background-color="#eeeeee" loext:char-shading-value="0"/>
    </style:style>
    <style:style style:name="T11" style:family="text">
      <style:text-properties fo:font-variant="normal" fo:text-transform="none" fo:color="#000000" loext:opacity="100%" style:font-name="var bs-font-monospace" fo:font-size="12pt" fo:letter-spacing="normal" fo:font-style="normal" fo:font-weight="bold" fo:background-color="#eeeeee" loext:char-shading-value="0"/>
    </style:style>
    <style:style style:name="T12" style:family="text">
      <style:text-properties fo:font-variant="normal" fo:text-transform="none" fo:color="#0556f3" loext:opacity="100%" style:text-line-through-style="none" style:text-line-through-type="none" style:font-name="Raleway" fo:font-size="10.8000001907349pt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0556f3" loext:opacity="100%" style:text-line-through-style="none" style:text-line-through-type="none" style:font-name="Raleway" fo:font-size="10.800000190734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556f3" loext:opacity="100%" style:text-line-through-style="none" style:text-line-through-type="none" style:font-name="ui-monospace" fo:font-size="10.1999998092651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222222" loext:opacity="100%" style:font-name="oswald" fo:font-size="29.3999996185303pt" fo:letter-spacing="0.021cm" fo:font-style="normal" fo:font-weight="normal"/>
    </style:style>
    <style:style style:name="T16" style:family="text"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T17" style:family="text">
      <style:text-properties fo:font-variant="normal" fo:text-transform="none" fo:color="#2ba283" loext:opacity="100%" style:font-name="roboto slab" fo:font-size="12pt" fo:letter-spacing="normal" fo:font-style="normal" style:text-underline-style="solid" style:text-underline-width="auto" style:text-underline-color="font-color" fo:font-weight="normal"/>
    </style:style>
    <style:style style:name="T18" style:family="text">
      <style:text-properties fo:font-variant="normal" fo:text-transform="none" fo:color="#232629" loext:opacity="100%" style:font-name="inherit" fo:font-size="9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232629" loext:opacity="100%" style:font-name="inherit" fo:font-size="9pt" fo:letter-spacing="normal" fo:font-style="normal" fo:font-weight="normal"/>
    </style:style>
    <style:style style:name="T20" style:family="text">
      <style:text-properties fo:font-variant="normal" fo:text-transform="none" fo:color="#232629" loext:opacity="100%" style:font-name="apple-system" fo:font-size="9pt" fo:letter-spacing="normal" fo:font-style="normal" fo:font-weight="normal"/>
    </style:style>
    <style:style style:name="T21" style:family="text">
      <style:text-properties fo:font-variant="normal" fo:text-transform="none" fo:color="#232629" loext:opacity="100%" style:font-name="var ff-mono" fo:font-size="9pt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232629" loext:opacity="100%" style:font-name="var ff-mono" fo:font-size="9pt" fo:letter-spacing="normal" fo:font-style="normal" fo:font-weight="normal" loext:padding="0cm" loext:border="none"/>
    </style:style>
    <style:style style:name="T23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26" style:family="text">
      <style:text-properties officeooo:rsid="0013718b"/>
    </style:style>
    <style:style style:name="T27" style:family="text">
      <style:text-properties style:font-name-asian="NSimSun1" style:font-size-asian="18pt" style:font-weight-asian="bold" style:font-name-complex="Lucida Sans1" style:font-size-complex="18pt" style:font-weight-complex="bold"/>
    </style:style>
    <style:style style:name="T28" style:family="text">
      <style:text-properties fo:font-size="24pt" fo:font-weight="bold" officeooo:rsid="00155c72" style:font-size-asian="24pt" style:font-weight-asian="bold" style:font-size-complex="24pt" style:font-weight-complex="bold"/>
    </style:style>
    <style:style style:name="T29" style:family="text">
      <style:text-properties style:font-name="var bs-font-monospace" fo:font-size="29.3999996185303pt" fo:letter-spacing="0.021cm"/>
    </style:style>
    <style:style style:name="T30" style:family="text">
      <style:text-properties fo:color="#222222" loext:opacity="100%" style:font-name="oswald" fo:font-size="29.3999996185303pt" fo:letter-spacing="0.021cm"/>
    </style:style>
    <style:style style:name="T31" style:family="text">
      <style:text-properties officeooo:rsid="001d1d8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bookmark text:name="what-is-spring-resttemplate"/><text:span text:style-name="T30">What is Spring </text:span><text:span text:style-name="Source_20_Text"><text:span text:style-name="T29">RestTemplate</text:span></text:span><text:span text:style-name="T30">?</text:span></text:h>
      <text:p text:style-name="P14"><text:span text:style-name="T16">According to the official </text:span><text:a xlink:type="simple" xlink:href="https://docs.spring.io/spring-framework/docs/current/javadoc-api/org/springframework/web/client/RestTemplate.html" text:style-name="Internet_20_link" text:visited-style-name="Visited_20_Internet_20_Link"><text:span text:style-name="T17">documentation</text:span></text:a><text:span text:style-name="T16">, </text:span><text:span text:style-name="Source_20_Text"><text:span text:style-name="T10">RestTemplate</text:span></text:span><text:span text:style-name="T16"> is a synchronous client to perform HTTP requests.</text:span></text:p>
      <text:p text:style-name="P14"><text:span text:style-name="T16">It is a higher-order API since it performs HTTP requests by using an HTTP client library like the JDK </text:span><text:a xlink:type="simple" xlink:href="https://docs.oracle.com/en/java/javase/12/docs/api/java.base/java/net/HttpURLConnection.html" text:style-name="Internet_20_link" text:visited-style-name="Visited_20_Internet_20_Link"><text:span text:style-name="T17">HttpURLConnection</text:span></text:a><text:span text:style-name="T16">, Apache HttpClient, and others.</text:span></text:p>
      <text:p text:style-name="P14"><text:span text:style-name="T16">The HTTP client library takes care of all the low-level details of communication over HTTP while the </text:span><text:span text:style-name="Source_20_Text"><text:span text:style-name="T10">RestTemplate</text:span></text:span><text:span text:style-name="T16"> adds the capability of transforming the request and response in </text:span><text:a xlink:type="simple" xlink:href="https://www.json.org/json-en.html" text:style-name="Internet_20_link" text:visited-style-name="Visited_20_Internet_20_Link"><text:span text:style-name="T17">JSON</text:span></text:a><text:span text:style-name="T16"> or </text:span><text:a xlink:type="simple" xlink:href="https://www.w3.org/XML/" text:style-name="Internet_20_link" text:visited-style-name="Visited_20_Internet_20_Link"><text:span text:style-name="T17">XML</text:span></text:a><text:span text:style-name="T16"> to Java objects.</text:span></text:p>
      <text:p text:style-name="P14"><text:span text:style-name="T16">By default, </text:span><text:span text:style-name="Source_20_Text"><text:span text:style-name="T10">RestTemplate</text:span></text:span><text:span text:style-name="T16"> uses the class </text:span><text:span text:style-name="Source_20_Text"><text:span text:style-name="T10">java.net.HttpURLConnection</text:span></text:span><text:span text:style-name="T16"> as the HTTP client.</text:span></text:p>
      <text:p text:style-name="P5"/>
      <text:h text:style-name="P4" text:outline-level="2">1. Spring RestTemplate class</text:h>
      <text:p text:style-name="P13"><text:span text:style-name="T2">Accessing the REST apis inside a Spring application revolves around the use of the Spring </text:span><text:a xlink:type="simple" xlink:href="https://docs.spring.io/spring-framework/docs/current/javadoc-api/org/springframework/web/client/RestTemplate.html" office:target-frame-name="_blank" xlink:show="new" text:style-name="Internet_20_link" text:visited-style-name="Visited_20_Internet_20_Link"><text:span text:style-name="Strong_20_Emphasis"><text:span text:style-name="T12">RestTemplate</text:span></text:span></text:a><text:span text:style-name="T2"> class. The </text:span><text:span text:style-name="Source_20_Text"><text:span text:style-name="T8">RestTemplate</text:span></text:span><text:span text:style-name="T2"> class is designed on the same principles as the many other Spring </text:span><text:span text:style-name="Source_20_Text"><text:span text:style-name="T8">*Template</text:span></text:span><text:span text:style-name="T2"> classes (e.g., </text:span><text:span text:style-name="Source_20_Text"><text:span text:style-name="T8">JdbcTemplate</text:span></text:span><text:span text:style-name="T2">, </text:span><text:span text:style-name="Source_20_Text"><text:span text:style-name="T8">JmsTemplate</text:span></text:span><text:span text:style-name="T2"> ), providing a simplified approach with default behaviors for performing complex tasks.</text:span></text:p>
      <text:p text:style-name="P13"><text:span text:style-name="T2">Given that the </text:span><text:span text:style-name="Source_20_Text"><text:span text:style-name="T8">RestTemplate</text:span></text:span><text:span text:style-name="T2"> class is a </text:span><text:span text:style-name="Strong_20_Emphasis"><text:span text:style-name="T3">synchronous client and designed to call REST services</text:span></text:span><text:span text:style-name="T2">. It should come as no surprise that its primary methods are closely tied to REST’s underpinnings, which are the HTTP protocol’s methods </text:span><text:span text:style-name="Strong_20_Emphasis"><text:span text:style-name="T3">HEAD</text:span></text:span><text:span text:style-name="T2">, </text:span><text:span text:style-name="Strong_20_Emphasis"><text:span text:style-name="T3">GET</text:span></text:span><text:span text:style-name="T2">, </text:span><text:span text:style-name="Strong_20_Emphasis"><text:span text:style-name="T3">POST</text:span></text:span><text:span text:style-name="T2">, </text:span><text:span text:style-name="Strong_20_Emphasis"><text:span text:style-name="T3">PUT</text:span></text:span><text:span text:style-name="T2">, </text:span><text:span text:style-name="Strong_20_Emphasis"><text:span text:style-name="T3">DELETE</text:span></text:span><text:span text:style-name="T2">, and </text:span><text:span text:style-name="Strong_20_Emphasis"><text:span text:style-name="T3">OPTIONS</text:span></text:span><text:span text:style-name="T2">.</text:span></text:p>
      <text:p text:style-name="P7"/>
      <text:h text:style-name="P12" text:outline-level="2"><text:bookmark text:name="some-useful-methods-of-resttemplate"/><text:span text:style-name="T15">Some Useful Methods of </text:span><text:span text:style-name="Source_20_Text"><text:span text:style-name="T9">RestTemplate</text:span></text:span></text:h>
      <text:p text:style-name="P14"><text:span text:style-name="T16">Before looking at the examples, it will be helpful to take a look at the important methods of the </text:span><text:span text:style-name="Source_20_Text"><text:span text:style-name="T10">RestTemplate</text:span></text:span><text:span text:style-name="T16"> class.</text:span></text:p>
      <text:p text:style-name="P14"><text:span text:style-name="Source_20_Text"><text:span text:style-name="T10">RestTemplate</text:span></text:span><text:span text:style-name="T16"> provides higher-level methods for each of the HTTP methods which make it easy to invoke RESTful services.</text:span></text:p>
      <text:p text:style-name="P8">The names of most of the methods are based on a naming convention:</text:p>
      <text:list xml:id="list654438324" text:style-name="L1">
        <text:list-item>
          <text:p text:style-name="P22">the first part in the name indicates the HTTP method being invoked</text:p>
        </text:list-item>
        <text:list-item>
          <text:p text:style-name="P23">the second part in the name indicates returned element.</text:p>
        </text:list-item>
      </text:list>
      <text:p text:style-name="P14"><text:span text:style-name="T16">For example, the method </text:span><text:span text:style-name="Source_20_Text"><text:span text:style-name="T10">getForObject()</text:span></text:span><text:span text:style-name="T16"> will perform a GET and return an object.</text:span></text:p>
      <text:p text:style-name="P14"><text:span text:style-name="Strong_20_Emphasis"><text:span text:style-name="Source_20_Text"><text:span text:style-name="T11">getForEntity()</text:span></text:span></text:span><text:span text:style-name="T16">: executes a GET request and returns an object of </text:span><text:span text:style-name="Source_20_Text"><text:span text:style-name="T10">ResponseEntity</text:span></text:span><text:span text:style-name="T16"> class that contains both the status code and the resource as an object.</text:span></text:p>
      <text:p text:style-name="P14"><text:span text:style-name="Strong_20_Emphasis"><text:span text:style-name="Source_20_Text"><text:span text:style-name="T11">getForObject()</text:span></text:span></text:span><text:span text:style-name="T16"> : similar to </text:span><text:span text:style-name="Source_20_Text"><text:span text:style-name="T10">getForEntity()</text:span></text:span><text:span text:style-name="T16">, but returns the resource directly.</text:span></text:p>
      <text:p text:style-name="P14"><text:soft-page-break/><text:span text:style-name="Strong_20_Emphasis"><text:span text:style-name="Source_20_Text"><text:span text:style-name="T11">exchange()</text:span></text:span></text:span><text:span text:style-name="T16">: executes a specified HTTP method, such as GET, POST, PUT, etc, and returns a </text:span><text:span text:style-name="Source_20_Text"><text:span text:style-name="T10">ResponseEntity</text:span></text:span><text:span text:style-name="T16"> containing both the HTTP status code and the resource as an object.</text:span></text:p>
      <text:p text:style-name="P14"><text:span text:style-name="Strong_20_Emphasis"><text:span text:style-name="Source_20_Text"><text:span text:style-name="T11">execute()</text:span></text:span></text:span><text:span text:style-name="T16"> : similar to the </text:span><text:span text:style-name="Source_20_Text"><text:span text:style-name="T10">exchange()</text:span></text:span><text:span text:style-name="T16"> method, but takes additional parameters: </text:span><text:span text:style-name="Source_20_Text"><text:span text:style-name="T10">RequestCallback</text:span></text:span><text:span text:style-name="T16"> and </text:span><text:span text:style-name="Source_20_Text"><text:span text:style-name="T10">ResultSetExtractor</text:span></text:span><text:span text:style-name="T16">.</text:span></text:p>
      <text:p text:style-name="P14"><text:span text:style-name="Strong_20_Emphasis"><text:span text:style-name="Source_20_Text"><text:span text:style-name="T11">headForHeaders()</text:span></text:span></text:span><text:span text:style-name="T16">: executes a HEAD request and returns all HTTP headers for the specified URL.</text:span></text:p>
      <text:p text:style-name="P14"><text:span text:style-name="Strong_20_Emphasis"><text:span text:style-name="Source_20_Text"><text:span text:style-name="T11">optionsForAllow()</text:span></text:span></text:span><text:span text:style-name="T16">: executes an OPTIONS request and uses the Allow header to return the HTTP methods that are allowed under the specified URL.</text:span></text:p>
      <text:p text:style-name="P14"><text:span text:style-name="Strong_20_Emphasis"><text:span text:style-name="Source_20_Text"><text:span text:style-name="T11">delete()</text:span></text:span></text:span><text:span text:style-name="T16">: deletes the resources at the given URL using the HTTP DELETE method.</text:span></text:p>
      <text:p text:style-name="P14"><text:span text:style-name="Strong_20_Emphasis"><text:span text:style-name="Source_20_Text"><text:span text:style-name="T11">put()</text:span></text:span></text:span><text:span text:style-name="T16">: updates a resource for a given URL using the HTTP PUT method.</text:span></text:p>
      <text:p text:style-name="P14"><text:span text:style-name="Strong_20_Emphasis"><text:span text:style-name="Source_20_Text"><text:span text:style-name="T11">postForObject()</text:span></text:span></text:span><text:span text:style-name="T16"> : creates a new resource using HTTP POST method and returns an entity.</text:span></text:p>
      <text:p text:style-name="P14"><text:span text:style-name="Strong_20_Emphasis"><text:span text:style-name="Source_20_Text"><text:span text:style-name="T11">postForLocation()</text:span></text:span></text:span><text:span text:style-name="T16">: creates a new resource using the HTTP POST method and returns the location of the newly created resource.</text:span></text:p>
      <text:p text:style-name="P14"><text:span text:style-name="T16">For additional information on the methods of </text:span><text:span text:style-name="Source_20_Text"><text:span text:style-name="T10">RestTemplate</text:span></text:span><text:span text:style-name="T16">, please refer to the </text:span><text:a xlink:type="simple" xlink:href="https://docs.spring.io/spring-framework/docs/current/javadoc-api/org/springframework/web/client/RestTemplate.html" text:style-name="Internet_20_link" text:visited-style-name="Visited_20_Internet_20_Link"><text:span text:style-name="T17">Javadoc</text:span></text:a><text:span text:style-name="T16">.</text:span></text:p>
      <text:p text:style-name="P7"/>
      <text:h text:style-name="P4" text:outline-level="2"><text:span text:style-name="T26">2</text:span>. Spring RestTemplate – HTTP GET Example</text:h>
      <text:p text:style-name="P7">Available methods for executing GET APIs are::</text:p>
      <text:list xml:id="list2441330329" text:style-name="L2">
        <text:list-item>
          <text:p text:style-name="P25"><text:span text:style-name="Strong_20_Emphasis"><text:span text:style-name="T3">getForObject(url, classType)</text:span></text:span><text:span text:style-name="T2"> – retrieve a representation by doing a GET on the URL. The response (if any) is unmarshalled to given class type and returned.</text:span></text:p>
        </text:list-item>
        <text:list-item>
          <text:p text:style-name="P25"><text:span text:style-name="Strong_20_Emphasis"><text:span text:style-name="T3">getForEntity(url, responseType)</text:span></text:span><text:span text:style-name="T2"> – retrieve a representation as </text:span><text:span text:style-name="Emphasis"><text:span text:style-name="T4">ResponseEntity</text:span></text:span><text:span text:style-name="T2"> by doing a GET on the URL.</text:span></text:p>
        </text:list-item>
        <text:list-item>
          <text:p text:style-name="P25"><text:span text:style-name="Strong_20_Emphasis"><text:span text:style-name="T3">exchange(url, httpMethod, requestEntity, responseType)</text:span></text:span><text:span text:style-name="T2"> – execute the specified </text:span><text:span text:style-name="Source_20_Text"><text:span text:style-name="T8">RequestEntity</text:span></text:span><text:span text:style-name="T2"> and return the response as </text:span><text:span text:style-name="Emphasis"><text:span text:style-name="T4">ResponseEntity</text:span></text:span><text:span text:style-name="T2">.</text:span></text:p>
        </text:list-item>
        <text:list-item>
          <text:p text:style-name="P25"><text:span text:style-name="Strong_20_Emphasis"><text:span text:style-name="T3">execute(url, httpMethod, requestCallback, responseExtractor)</text:span></text:span><text:span text:style-name="T2"> – execute the </text:span><text:span text:style-name="Emphasis"><text:span text:style-name="T4">httpMethod</text:span></text:span><text:span text:style-name="T2"> to the given URI template, preparing the request with the </text:span><text:span text:style-name="Emphasis"><text:span text:style-name="T4">RequestCallback</text:span></text:span><text:span text:style-name="T2">, and reading the response with a </text:span><text:span text:style-name="Emphasis"><text:span text:style-name="T4">ResponseExtractor</text:span></text:span><text:span text:style-name="T2">.</text:span></text:p>
        </text:list-item>
      </text:list>
      <text:p text:style-name="P21"/>
      <text:h text:style-name="P3" text:outline-level="2"><text:span text:style-name="T28">3</text:span><text:span text:style-name="T1">.</text:span><text:span text:style-name="T27"> Spring RestTemplate – HTTP POST Example</text:span></text:h>
      <text:p text:style-name="P7">Available methods for consuming POST APIs are:</text:p>
      <text:list xml:id="list2652611222" text:style-name="L3">
        <text:list-item>
          <text:p text:style-name="P26"><text:span text:style-name="Strong_20_Emphasis"><text:span text:style-name="T3">postForObject(url, request, classType)</text:span></text:span><text:span text:style-name="T2"> – POSTs the given object to the URL, and returns the representation found in the response as given class type.</text:span></text:p>
        </text:list-item>
        <text:list-item>
          <text:p text:style-name="P26"><text:span text:style-name="Strong_20_Emphasis"><text:span text:style-name="T3">postForEntity(url, request, responseType)</text:span></text:span><text:span text:style-name="T2"> – POSTs the given object to the URL, and returns the response as </text:span><text:span text:style-name="Emphasis"><text:span text:style-name="T4">ResponseEntity</text:span></text:span><text:span text:style-name="T2">.</text:span></text:p>
        </text:list-item>
        <text:list-item>
          <text:p text:style-name="P26"><text:soft-page-break/><text:span text:style-name="Strong_20_Emphasis"><text:span text:style-name="T3">postForLocation(url, request, responseType)</text:span></text:span><text:span text:style-name="T2"> – POSTs the given object to the URL, and returns returns the value of the </text:span><text:span text:style-name="Source_20_Text"><text:span text:style-name="T8">Location</text:span></text:span><text:span text:style-name="T2"> header.</text:span></text:p>
        </text:list-item>
        <text:list-item>
          <text:p text:style-name="P26"><text:span text:style-name="Strong_20_Emphasis"><text:span text:style-name="T3">exchange(url, requestEntity, responseType)</text:span></text:span></text:p>
        </text:list-item>
        <text:list-item>
          <text:p text:style-name="P26"><text:span text:style-name="Strong_20_Emphasis"><text:span text:style-name="T3">execute(url, httpMethod, requestCallback, responseExtractor)</text:span></text:span></text:p>
        </text:list-item>
      </text:list>
      <text:p text:style-name="P11"><text:span text:style-name="Strong_20_Emphasis"><text:span text:style-name="T3"/></text:span></text:p>
      <text:h text:style-name="P10" text:outline-level="2"><text:span text:style-name="Strong_20_Emphasis"><text:span text:style-name="T6">4</text:span></text:span><text:span text:style-name="Strong_20_Emphasis"><text:span text:style-name="T5">. Spring RestTemplate – HTTP PUT Method Example</text:span></text:span></text:h>
      <text:p text:style-name="P7">Available methods are:</text:p>
      <text:list xml:id="list4254035819" text:style-name="L4">
        <text:list-item>
          <text:p text:style-name="P27"><text:span text:style-name="Strong_20_Emphasis"><text:span text:style-name="T3">put(url, request)</text:span></text:span><text:span text:style-name="T2"> – PUTs the given request object to URL.</text:span></text:p>
        </text:list-item>
      </text:list>
      <text:p text:style-name="P11"/>
      <text:p text:style-name="P11"><text:span text:style-name="Strong_20_Emphasis"><text:span text:style-name="T3"/></text:span></text:p>
      <text:h text:style-name="P10" text:outline-level="2"><text:span text:style-name="Strong_20_Emphasis"><text:span text:style-name="T7">5</text:span></text:span><text:span text:style-name="Strong_20_Emphasis"><text:span text:style-name="T5">. Spring RestTemplate – HTTP DELETE Method Example</text:span></text:span></text:h>
      <text:p text:style-name="P7">Available methods are:</text:p>
      <text:list xml:id="list3236259642" text:style-name="L5">
        <text:list-item>
          <text:p text:style-name="P28"><text:span text:style-name="Strong_20_Emphasis"><text:span text:style-name="T3">delete(url)</text:span></text:span><text:span text:style-name="T2"> – deletes the resource at the specified URL.</text:span></text:p>
        </text:list-item>
      </text:list>
      <text:p text:style-name="P11"><text:span text:style-name="Strong_20_Emphasis"><text:span text:style-name="T3"/></text:span></text:p>
      <text:p text:style-name="P21"/>
      <text:h text:style-name="P1" text:outline-level="1">Configuring Spring RestTemplate with HttpClient</text:h>
      <text:p text:style-name="P13"><text:span text:style-name="T2">In </text:span><text:a xlink:type="simple" xlink:href="https://howtodoinjava.com/spring-boot2/resttemplate/spring-restful-client-resttemplate-example/" text:style-name="Internet_20_link" text:visited-style-name="Visited_20_Internet_20_Link"><text:span text:style-name="T13">Spring RestTemplate example</text:span></text:a><text:span text:style-name="T2">, we learned to access REST APIs inside Spring application. In this tutorial, we are extending the </text:span><text:span text:style-name="Strong_20_Emphasis"><text:span text:style-name="T3">RestTemplate configuration</text:span></text:span><text:span text:style-name="T2"> to use </text:span><text:a xlink:type="simple" xlink:href="https://hc.apache.org/httpcomponents-client-ga/" text:style-name="Internet_20_link" text:visited-style-name="Visited_20_Internet_20_Link"><text:span text:style-name="T13">Apache HttpClient 4</text:span></text:a><text:span text:style-name="T2">.</text:span></text:p>
      <text:p text:style-name="P7">The purpose of this tutorial is to give you pre-cooked recipe for little head-start, and save you from writing all bits and pieces, which really takes lots of time.</text:p>
      <text:h text:style-name="P2" text:outline-level="2">1. HttpClient Configuration</text:h>
      <text:p text:style-name="P13"><text:span text:style-name="T2">In </text:span><text:span text:style-name="Source_20_Text"><text:span text:style-name="T8">HttpClientConfig</text:span></text:span><text:span text:style-name="T2"> class, we are configuring mainly two things –</text:span></text:p>
      <text:list xml:id="list349774609" text:style-name="L6">
        <text:list-item>
          <text:p text:style-name="P29"><text:a xlink:type="simple" xlink:href="https://hc.apache.org/httpcomponents-client-ga/httpclient/apidocs/org/apache/http/impl/conn/PoolingHttpClientConnectionManager.html" office:target-frame-name="_blank" xlink:show="new" text:style-name="Internet_20_link" text:visited-style-name="Visited_20_Internet_20_Link"><text:span text:style-name="Source_20_Text"><text:span text:style-name="T14">PoolingHttpClientConnectionManager</text:span></text:span></text:a><text:span text:style-name="T2"> – As name suggest, its connection pool manager. Here, connections are pooled on a per route basis. A request for a route which already the manager has persistent connections for available in the pool will be services by leasing a connection from the pool rather than creating a brand new connection.</text:span></text:p>
          <text:p text:style-name="P30"><text:a xlink:type="simple" xlink:href="https://hc.apache.org/httpcomponents-client-4.5.x/current/httpclient/apidocs/org/apache/http/conn/ConnectionKeepAliveStrategy.html" office:target-frame-name="_blank" xlink:show="new" text:style-name="Internet_20_link" text:visited-style-name="Visited_20_Internet_20_Link"><text:span text:style-name="Source_20_Text"><text:span text:style-name="T14">ConnectionKeepAliveStrategy</text:span></text:span></text:a><text:span text:style-name="T2"> helps in setting time which decide how long a connection can remain idle before being reused.</text:span></text:p>
        </text:list-item>
        <text:list-item>
          <text:p text:style-name="P29"><text:span text:style-name="T2">And set a </text:span><text:span text:style-name="Source_20_Text"><text:span text:style-name="T8">idleConnectionMonitor</text:span></text:span><text:span text:style-name="T2"> thread, which periodically check all connections and free up which have not been used and idle time has elapsed.</text:span></text:p>
        </text:list-item>
      </text:list>
      <text:p text:style-name="P13"><text:span text:style-name="T2">The real http client to use is </text:span><text:a xlink:type="simple" xlink:href="https://hc.apache.org/httpcomponents-client-5.1.x/current/httpclient5/apidocs/org/apache/hc/client5/http/impl/classic/CloseableHttpClient.html" office:target-frame-name="_blank" xlink:show="new" text:style-name="Internet_20_link" text:visited-style-name="Visited_20_Internet_20_Link"><text:span text:style-name="Source_20_Text"><text:span text:style-name="T14">CloseableHttpClient</text:span></text:span></text:a><text:span text:style-name="T2"> bean. It is what </text:span><text:span text:style-name="Source_20_Text"><text:span text:style-name="T8">RestTemplate</text:span></text:span><text:span text:style-name="T2"> will use to get the connection to API endpoints.</text:span></text:p>
      <text:p text:style-name="P6"/>
      <text:h text:style-name="P4" text:outline-level="2"><text:soft-page-break/>2. Spring RestTemplate Configuration</text:h>
      <text:p text:style-name="P13"><text:span text:style-name="T2">Here we are configuring </text:span><text:span text:style-name="Source_20_Text"><text:span text:style-name="T8">RestTemplate</text:span></text:span><text:span text:style-name="T2"> bean which we will finally use to invoke REST APIs. As mentioned above, it uses </text:span><text:span text:style-name="Source_20_Text"><text:span text:style-name="T8">CloseableHttpClient</text:span></text:span><text:span text:style-name="T2"> bean instance to build </text:span><text:a xlink:type="simple" xlink:href="https://docs.spring.io/spring-framework/docs/current/javadoc-api/org/springframework/http/client/ClientHttpRequestFactory.html" office:target-frame-name="_blank" xlink:show="new" text:style-name="Internet_20_link" text:visited-style-name="Visited_20_Internet_20_Link"><text:span text:style-name="Source_20_Text"><text:span text:style-name="T14">ClientHttpRequestFactory</text:span></text:span></text:a><text:span text:style-name="T2">, which is used to create </text:span><text:span text:style-name="Source_20_Text"><text:span text:style-name="T8">RestTemplate</text:span></text:span><text:span text:style-name="T2">.</text:span></text:p>
      <text:list xml:id="list263180451" text:style-name="L7">
        <text:list-item>
          <text:p text:style-name="P31"><text:a xlink:type="simple" xlink:href="https://docs.spring.io/spring-framework/docs/current/javadoc-api/org/springframework/http/client/HttpComponentsClientHttpRequestFactory.html" office:target-frame-name="_blank" xlink:show="new" text:style-name="Internet_20_link" text:visited-style-name="Visited_20_Internet_20_Link"><text:span text:style-name="Source_20_Text"><text:span text:style-name="T14">HttpComponentsClientHttpRequestFactory</text:span></text:span></text:a><text:span text:style-name="T2"> is </text:span><text:span text:style-name="Source_20_Text"><text:span text:style-name="T8">ClientHttpRequestFactory</text:span></text:span><text:span text:style-name="T2"> implementation that uses </text:span><text:span text:style-name="Emphasis"><text:span text:style-name="T4">Apache HttpComponents HttpClient</text:span></text:span><text:span text:style-name="T2"> to create requests.</text:span></text:p>
        </text:list-item>
        <text:list-item>
          <text:p text:style-name="P31"><text:span text:style-name="T2">We have used </text:span><text:span text:style-name="Source_20_Text"><text:span text:style-name="T8">@Scheduled</text:span></text:span><text:span text:style-name="T2"> annotation in </text:span><text:span text:style-name="Source_20_Text"><text:span text:style-name="T8">httpClient</text:span></text:span><text:span text:style-name="T2"> configuration. To support this, we have to add support of scheduled execution of thread. For that, we have used bean </text:span><text:span text:style-name="Source_20_Text"><text:span text:style-name="T8">ThreadPoolTaskScheduler</text:span></text:span><text:span text:style-name="T2"> which internally utilizes </text:span><text:a xlink:type="simple" xlink:href="https://docs.oracle.com/javase/7/docs/api/java/util/concurrent/ScheduledThreadPoolExecutor.html" text:style-name="Internet_20_link" text:visited-style-name="Visited_20_Internet_20_Link"><text:span text:style-name="T13">ScheduledThreadPoolExecutor</text:span></text:a><text:span text:style-name="T2"> to schedule commands to run after a given delay, or to execute periodically.</text:span></text:p>
        </text:list-item>
      </text:list>
      <text:p text:style-name="Standard"/>
      <text:p text:style-name="P18">Execute() vs exchange() methods <text:span text:style-name="T31">further explanation</text:span>:</text:p>
      <text:p text:style-name="P18"/>
      <text:p text:style-name="P16"><text:span text:style-name="Strong_20_Emphasis"><text:span text:style-name="T18">Execute(..)</text:span></text:span><text:span text:style-name="T20"> The most raw form of method, to make REST call.</text:span></text:p>
      <text:p text:style-name="P16"><text:span text:style-name="Strong_20_Emphasis"><text:span text:style-name="T18">Exchange(..)</text:span></text:span><text:span text:style-name="T20"> A wrapper over Execute method.</text:span></text:p>
      <text:p text:style-name="Standard"/>
      <text:p text:style-name="Standard"/>
      <text:p text:style-name="P16"><text:span text:style-name="T20">Let's start with </text:span><text:span text:style-name="Strong_20_Emphasis"><text:span text:style-name="Source_20_Text"><text:span text:style-name="T21">execute</text:span></text:span></text:span><text:span text:style-name="T20">, since it's the most generic method:</text:span></text:p>
      <text:p text:style-name="P15"><text:span text:style-name="Source_20_Text"><text:span text:style-name="T24">execute(String url, HttpMethod method, </text:span></text:span><text:span text:style-name="Source_20_Text"><text:span text:style-name="T23">@Nullable</text:span></text:span><text:span text:style-name="Source_20_Text"><text:span text:style-name="T24"> RequestCallback requestCallback,</text:span></text:span></text:p>
      <text:p text:style-name="P15"><text:span text:style-name="Source_20_Text"><text:span text:style-name="T25"><text:s text:c="8"/></text:span></text:span><text:span text:style-name="Source_20_Text"><text:span text:style-name="T23">@Nullable</text:span></text:span><text:span text:style-name="Source_20_Text"><text:span text:style-name="T24"> ResponseExtractor&lt;T&gt; responseExtractor, Object... uriVariables)</text:span></text:span></text:p>
      <text:p text:style-name="P16"><text:span text:style-name="T20">Note the </text:span><text:span text:style-name="Source_20_Text"><text:span text:style-name="T22">uriVariables</text:span></text:span><text:span text:style-name="T20"> can be passed as a </text:span><text:span text:style-name="Source_20_Text"><text:span text:style-name="T22">Map</text:span></text:span><text:span text:style-name="T20"> too.</text:span></text:p>
      <text:p text:style-name="P16"><text:span text:style-name="Source_20_Text"><text:span text:style-name="T22">execute</text:span></text:span><text:span text:style-name="T20"> is designed to be applicable in the highest variety of scenarios possible:</text:span></text:p>
      <text:list xml:id="list1335453731" text:style-name="L8">
        <text:list-item>
          <text:p text:style-name="P24">The first and second parameters allow any valid combination of URL and method.</text:p>
        </text:list-item>
        <text:list-item>
          <text:p text:style-name="P32"><text:span text:style-name="T19">The request can be modified in a myriad of different ways by passing a custom </text:span><text:span text:style-name="Source_20_Text"><text:span text:style-name="T22">RequestCallback</text:span></text:span><text:span text:style-name="T19"> (a </text:span><text:span text:style-name="Source_20_Text"><text:span text:style-name="T22">@FunctionalInterface</text:span></text:span><text:span text:style-name="T19"> with just one method </text:span><text:span text:style-name="Source_20_Text"><text:span text:style-name="T22">doWithRequest(ClientHttpRequest request)</text:span></text:span><text:span text:style-name="T19">) before sending it.</text:span></text:p>
        </text:list-item>
        <text:list-item>
          <text:p text:style-name="P32"><text:span text:style-name="T19">The response returned from the remote resource can be deserialized in any way necessary by passing a custom </text:span><text:span text:style-name="Source_20_Text"><text:span text:style-name="T22">ResponseExtractor</text:span></text:span><text:span text:style-name="T19">.</text:span></text:p>
        </text:list-item>
      </text:list>
      <text:p text:style-name="P16"><text:span text:style-name="T20">Compare this with </text:span><text:span text:style-name="Strong_20_Emphasis"><text:span text:style-name="Source_20_Text"><text:span text:style-name="T21">exchange</text:span></text:span></text:span><text:span text:style-name="T20">:</text:span></text:p>
      <text:p text:style-name="P15"><text:span text:style-name="Source_20_Text"><text:span text:style-name="T24">exchange(String url, HttpMethod method, </text:span></text:span><text:span text:style-name="Source_20_Text"><text:span text:style-name="T23">@Nullable</text:span></text:span><text:span text:style-name="Source_20_Text"><text:span text:style-name="T24"> HttpEntity&lt;?&gt; requestEntity,</text:span></text:span></text:p>
      <text:p text:style-name="P17"><text:span text:style-name="Source_20_Text"><text:span text:style-name="T25"><text:s text:c="9"/></text:span></text:span><text:span text:style-name="Source_20_Text"><text:span text:style-name="T24">Class&lt;T&gt; responseType, Object... uriVariables)</text:span></text:span></text:p>
      <text:p text:style-name="P9">There are two major differences here:</text:p>
      <text:list xml:id="list2923967766" text:style-name="L9">
        <text:list-item>
          <text:p text:style-name="P33"><text:span text:style-name="T19">You can now pass an </text:span><text:span text:style-name="Source_20_Text"><text:span text:style-name="T22">HttpEntity</text:span></text:span><text:span text:style-name="T19"> directly, whereas before it needed to be set manually using the </text:span><text:span text:style-name="Source_20_Text"><text:span text:style-name="T22">RequestCallback</text:span></text:span><text:span text:style-name="T19">.</text:span></text:p>
        </text:list-item>
        <text:list-item>
          <text:p text:style-name="P33"><text:span text:style-name="T19">Deserialization mechanics are provided out of the box by passing the desired response type </text:span><text:span text:style-name="Source_20_Text"><text:span text:style-name="T22">Class</text:span></text:span><text:span text:style-name="T19">.</text:span></text:p>
        </text:list-item>
      </text:list>
      <text:p text:style-name="P9">As you can see, this is much more convenient for everyday use.</text:p>
      <text:p text:style-name="P16"><text:span text:style-name="T20">Methods like </text:span><text:span text:style-name="Strong_20_Emphasis"><text:span text:style-name="Source_20_Text"><text:span text:style-name="T21">getForEntity</text:span></text:span></text:span><text:span text:style-name="T20"> and </text:span><text:span text:style-name="Strong_20_Emphasis"><text:span text:style-name="Source_20_Text"><text:span text:style-name="T21">postForEntity</text:span></text:span></text:span><text:span text:style-name="T20"> are even shorter, easier to understand versions of this:</text:span></text:p>
      <text:p text:style-name="P15"><text:span text:style-name="Source_20_Text"><text:span text:style-name="T24">getForEntity(String url, Class&lt;T&gt; responseType, Object... uriVariables)</text:span></text:span></text:p>
      <text:p text:style-name="P17"/>
      <text:p text:style-name="P15"><text:span text:style-name="Source_20_Text"><text:span text:style-name="T24">postForEntity(String url, </text:span></text:span><text:span text:style-name="Source_20_Text"><text:span text:style-name="T23">@Nullable</text:span></text:span><text:span text:style-name="Source_20_Text"><text:span text:style-name="T24"> Object request, Class&lt;T&gt; responseType,</text:span></text:span></text:p>
      <text:p text:style-name="P17"><text:span text:style-name="Source_20_Text"><text:span text:style-name="T25"><text:s text:c="14"/></text:span></text:span><text:span text:style-name="Source_20_Text"><text:span text:style-name="T24">Object... uriVariables)</text:span></text:span></text:p>
      <text:p text:style-name="P16"><text:span text:style-name="T20">Notice </text:span><text:span text:style-name="Source_20_Text"><text:span text:style-name="T22">postForEntity</text:span></text:span><text:span text:style-name="T20"> now allows you to POST any </text:span><text:span text:style-name="Source_20_Text"><text:span text:style-name="T22">Object</text:span></text:span><text:span text:style-name="T20"> directly without a wrapper. There is no performance benefit or detriment to using these instead of </text:span><text:span text:style-name="Source_20_Text"><text:span text:style-name="T22">execute</text:span></text:span><text:span text:style-name="T20">, as they call </text:span><text:span text:style-name="Source_20_Text"><text:span text:style-name="T22">execute</text:span></text:span><text:span text:style-name="T20"> themselves under the hood - it's simply a matter of convenience.</text:span></text:p>
      <text:p text:style-name="Standard"/>
      <text:p text:style-name="Standard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oswald" svg:font-family="oswald, sans-serif"/>
    <style:font-face style:name="roboto slab" svg:font-family="'roboto slab', serif"/>
    <style:font-face style:name="ui-monospace" svg:font-family="ui-monospace, 'Cascadia Mono', 'Segoe UI Mono', 'Liberation Mono', Menlo, Monaco, Consolas, monospace"/>
    <style:font-face style:name="var bs-font-monospace" svg:font-family="'var bs-font-monospace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2:20:41.747000000</meta:creation-date>
    <meta:generator>LibreOffice/7.3.4.2$Windows_X86_64 LibreOffice_project/728fec16bd5f605073805c3c9e7c4212a0120dc5</meta:generator>
    <dc:date>2022-08-04T22:05:55.910000000</dc:date>
    <meta:editing-duration>PT56M16S</meta:editing-duration>
    <meta:editing-cycles>16</meta:editing-cycles>
    <meta:document-statistic meta:table-count="0" meta:image-count="0" meta:object-count="0" meta:page-count="5" meta:paragraph-count="81" meta:word-count="1226" meta:character-count="8348" meta:non-whitespace-character-count="7179"/>
  </office:meta>
</office:document-meta>
</file>